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en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016cm" svg:x="7.604cm" svg:y="1.508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2" draw:id="id2" draw:layer="layout" svg:width="5.461cm" svg:height="2.921cm" svg:x="7.096cm" svg:y="3.667cm">
          <text:p text:style-name="P1">at_column</text:p>
          <text:p text:style-name="P1">valu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9.827cm" svg:y1="2.524cm" svg:x2="9.827cm" svg:y2="3.667cm" draw:start-shape="id1" draw:start-glue-point="6" draw:end-shape="id2" draw:end-glue-point="4" svg:d="M9827 2524v1143" svg:viewBox="0 0 1 1144">
          <text:p/>
        </draw:connector>
        <draw:custom-shape draw:style-name="gr1" draw:text-style-name="P1" xml:id="id3" draw:id="id3" draw:layer="layout" svg:width="6.35cm" svg:height="1.143cm" svg:x="6.715cm" svg:y="8.239cm">
          <text:p text:style-name="P1">Get previous cell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9.827cm" svg:y1="6.588cm" svg:x2="9.89cm" svg:y2="8.239cm" draw:start-shape="id2" draw:start-glue-point="6" draw:end-shape="id3" draw:end-glue-point="4" svg:d="M9827 6588l63 1651" svg:viewBox="0 0 64 1652">
          <text:p/>
        </draw:connector>
        <draw:frame draw:style-name="gr3" draw:layer="layout" svg:width="1.582cm" svg:height="0.962cm" svg:x="9.509cm" svg:y="6.388cm">
          <draw:text-box>
            <text:p><text:s/>&gt; 0</text:p>
          </draw:text-box>
        </draw:frame>
        <draw:custom-shape draw:style-name="gr1" draw:text-style-name="P1" xml:id="id12" draw:id="id12" draw:layer="layout" svg:width="4.064cm" svg:height="1.27cm" svg:x="8.874cm" svg:y="24.36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9" draw:id="id9" draw:layer="layout" svg:width="5.588cm" svg:height="1.651cm" svg:x="8.112cm" svg:y="19.669cm">
          <text:p text:style-name="P1">Insert 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12.557cm" svg:y1="5.128cm" svg:x2="16.494cm" svg:y2="5.064cm" draw:start-shape="id2" draw:start-glue-point="7" draw:end-shape="id4" draw:end-glue-point="5" svg:d="M12557 5128l3937-64" svg:viewBox="0 0 3938 65">
          <text:p/>
        </draw:connector>
        <draw:frame draw:style-name="gr3" draw:layer="layout" svg:width="1.776cm" svg:height="0.962cm" svg:x="12.686cm" svg:y="4.306cm">
          <draw:text-box>
            <text:p>== 0</text:p>
          </draw:text-box>
        </draw:frame>
        <draw:custom-shape draw:style-name="gr1" draw:text-style-name="P1" xml:id="id5" draw:id="id5" draw:layer="layout" svg:width="4.191cm" svg:height="3.302cm" svg:x="7.858cm" svg:y="10.398cm">
          <text:p text:style-name="P1">Previous</text:p>
          <text:p text:style-name="P1">cell info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9.89cm" svg:y1="9.382cm" svg:x2="9.954cm" svg:y2="10.398cm" draw:start-shape="id3" draw:start-glue-point="6" draw:end-shape="id5" draw:end-glue-point="4" svg:d="M9890 9382l64 1016" svg:viewBox="0 0 65 1017">
          <text:p/>
        </draw:connector>
        <draw:frame draw:style-name="gr4" xml:id="id7" draw:id="id7" draw:layer="layout" svg:width="1.59cm" svg:height="0.962cm" svg:x="6.334cm" svg:y="11.214cm">
          <draw:text-box>
            <text:p>Null</text:p>
          </draw:text-box>
        </draw:frame>
        <draw:custom-shape draw:style-name="gr1" draw:text-style-name="P1" xml:id="id8" draw:id="id8" draw:layer="layout" svg:width="5.588cm" svg:height="2.286cm" svg:x="1cm" svg:y="16.24cm">
          <text:p text:style-name="P1">Insert placeholder</text:p>
          <text:p text:style-name="P1">with proper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2.049cm" svg:y1="12.049cm" svg:x2="18.716cm" svg:y2="12.684cm" draw:start-shape="id5" draw:start-glue-point="7" draw:end-shape="id6" draw:end-glue-point="4" svg:d="M12049 12049h6667v635" svg:viewBox="0 0 6668 636">
          <text:p/>
        </draw:connector>
        <draw:connector draw:style-name="gr2" draw:text-style-name="P1" draw:layer="layout" svg:x1="7.924cm" svg:y1="11.695cm" svg:x2="7.924cm" svg:y2="11.695cm" draw:start-shape="id7" draw:end-shape="id7" svg:d="M7924 11695z" svg:viewBox="0 0 1 1">
          <text:p/>
        </draw:connector>
        <draw:connector draw:style-name="gr2" draw:text-style-name="P1" draw:layer="layout" svg:x1="7.858cm" svg:y1="12.049cm" svg:x2="3.794cm" svg:y2="16.24cm" draw:start-shape="id5" draw:start-glue-point="5" draw:end-shape="id8" draw:end-glue-point="4" svg:d="M7858 12049h-4064v4191" svg:viewBox="0 0 4065 4192">
          <text:p/>
        </draw:connector>
        <draw:frame draw:style-name="gr3" draw:layer="layout" svg:width="3.008cm" svg:height="0.962cm" svg:x="9.763cm" svg:y="13.5cm">
          <draw:text-box>
            <text:p>Next to it</text:p>
          </draw:text-box>
        </draw:frame>
        <draw:frame draw:style-name="gr5" draw:layer="layout" svg:width="6.276cm" svg:height="0.962cm" svg:x="11.869cm" svg:y="11.214cm">
          <draw:text-box>
            <text:p>A gap between them</text:p>
          </draw:text-box>
        </draw:frame>
        <draw:connector draw:style-name="gr2" draw:text-style-name="P1" draw:layer="layout" svg:x1="9.954cm" svg:y1="13.7cm" svg:x2="10.906cm" svg:y2="19.669cm" draw:start-shape="id5" draw:start-glue-point="6" draw:end-shape="id9" draw:end-glue-point="4" svg:d="M9954 13700v2985h952v2984" svg:viewBox="0 0 953 5970">
          <text:p/>
        </draw:connector>
        <draw:custom-shape draw:style-name="gr1" draw:text-style-name="P1" xml:id="id6" draw:id="id6" draw:layer="layout" svg:width="3.683cm" svg:height="3.556cm" svg:x="16.875cm" svg:y="12.684cm">
          <text:p text:style-name="P1">Cell type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10" draw:id="id10" draw:layer="layout" svg:width="4.191cm" svg:height="2.032cm" svg:x="11.795cm" svg:y="16.367cm">
          <text:p text:style-name="P1">Increase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875cm" svg:y1="14.462cm" svg:x2="13.891cm" svg:y2="16.367cm" draw:start-shape="id6" draw:start-glue-point="5" draw:end-shape="id10" draw:end-glue-point="4" svg:d="M16875 14462h-2984v1905" svg:viewBox="0 0 2985 1906">
          <text:p/>
        </draw:connector>
        <draw:frame draw:style-name="gr3" draw:layer="layout" svg:width="3.842cm" svg:height="0.962cm" svg:x="13.319cm" svg:y="13.7cm">
          <draw:text-box>
            <text:p>Placeholder</text:p>
          </draw:text-box>
        </draw:frame>
        <draw:connector draw:style-name="gr2" draw:text-style-name="P1" draw:layer="layout" svg:x1="13.891cm" svg:y1="18.399cm" svg:x2="13.7cm" svg:y2="20.495cm" draw:start-shape="id10" draw:start-glue-point="6" draw:end-shape="id9" draw:end-glue-point="7" svg:d="M13891 18399v635h311v1461h-502" svg:viewBox="0 0 503 2097">
          <text:p/>
        </draw:connector>
        <draw:custom-shape draw:style-name="gr1" draw:text-style-name="P1" xml:id="id11" draw:id="id11" draw:layer="layout" svg:width="4.826cm" svg:height="2.921cm" svg:x="15.764cm" svg:y="19.669cm">
          <text:p text:style-name="P1">Insert</text:p>
          <text:p text:style-name="P1">placeholder with</text:p>
          <text:p text:style-name="P1">proper</text:p>
          <text:p text:style-name="P1">col_repea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8.716cm" svg:y1="16.24cm" svg:x2="18.177cm" svg:y2="19.669cm" draw:start-shape="id6" draw:start-glue-point="6" draw:end-shape="id11" draw:end-glue-point="4" svg:d="M18716 16240v1715h-539v1714" svg:viewBox="0 0 540 3430">
          <text:p/>
        </draw:connector>
        <draw:connector draw:style-name="gr2" draw:text-style-name="P1" draw:layer="layout" svg:x1="15.764cm" svg:y1="21.13cm" svg:x2="13.7cm" svg:y2="20.494cm" draw:start-shape="id11" draw:start-glue-point="5" draw:end-shape="id9" svg:d="M15764 21130h-1031v-636h-1033" svg:viewBox="0 0 2065 637">
          <text:p/>
        </draw:connector>
        <draw:connector draw:style-name="gr2" draw:text-style-name="P1" draw:layer="layout" svg:x1="10.906cm" svg:y1="21.32cm" svg:x2="10.906cm" svg:y2="24.368cm" draw:start-shape="id9" draw:start-glue-point="6" draw:end-shape="id12" draw:end-glue-point="4" svg:d="M10906 21320v3048" svg:viewBox="0 0 1 3049">
          <text:p/>
        </draw:connector>
        <draw:connector draw:style-name="gr2" draw:text-style-name="P1" draw:layer="layout" svg:x1="3.794cm" svg:y1="18.526cm" svg:x2="8.112cm" svg:y2="20.495cm" draw:start-shape="id8" draw:start-glue-point="6" draw:end-shape="id9" draw:end-glue-point="5" svg:d="M3794 18526v1969h4318" svg:viewBox="0 0 4319 1970">
          <text:p/>
        </draw:connector>
        <draw:frame draw:style-name="gr3" draw:layer="layout" svg:width="1.582cm" svg:height="0.962cm" svg:x="5.641cm" svg:y="4.356cm">
          <draw:text-box>
            <text:p><text:s/>&lt; 0</text:p>
          </draw:text-box>
        </draw:frame>
        <draw:connector draw:style-name="gr2" draw:text-style-name="P1" draw:layer="layout" draw:type="line" svg:x1="7.096cm" svg:y1="5.128cm" svg:x2="4.175cm" svg:y2="5.191cm" draw:start-shape="id2" draw:start-glue-point="5" svg:d="M7096 5128l-2921 63" svg:viewBox="0 0 2922 64">
          <text:p/>
        </draw:connector>
        <draw:custom-shape draw:style-name="gr1" draw:text-style-name="P1" xml:id="id13" draw:id="id13" draw:layer="layout" svg:width="3.302cm" svg:height="1.016cm" svg:x="1cm" svg:y="4.683cm">
          <text:p text:style-name="P1">Issue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4" draw:id="id14" draw:layer="layout" svg:width="3.429cm" svg:height="1.143cm" svg:x="1cm" svg:y="8.366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4" draw:id="id4" draw:layer="layout" svg:width="4.096cm" svg:height="1.016cm" svg:x="16.494cm" svg:y="4.556cm">
          <text:p text:style-name="P1">Insert 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3.842cm" svg:height="1.016cm" svg:x="16.621cm" svg:y="8.239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draw:type="line" svg:x1="2.651cm" svg:y1="5.699cm" svg:x2="2.715cm" svg:y2="8.366cm" draw:start-shape="id13" draw:start-glue-point="6" draw:end-shape="id14" draw:end-glue-point="4" svg:d="M2651 5699l64 2667" svg:viewBox="0 0 65 2668">
          <text:p/>
        </draw:connector>
        <draw:connector draw:style-name="gr2" draw:text-style-name="P1" draw:layer="layout" draw:type="line" svg:x1="18.542cm" svg:y1="5.572cm" svg:x2="18.542cm" svg:y2="8.239cm" draw:start-shape="id4" draw:start-glue-point="6" draw:end-shape="id15" draw:end-glue-point="4" svg:d="M18542 5572v2667" svg:viewBox="0 0 1 2668">
          <text:p/>
        </draw:connector>
        <draw:frame draw:style-name="gr3" draw:text-style-name="P2" draw:layer="layout" svg:width="2.542cm" svg:height="1.673cm" svg:x="16.367cm" svg:y="16.218cm">
          <draw:text-box>
            <text:p text:style-name="P2">Normal</text:p>
            <text:p text:style-name="P2">cell</text:p>
          </draw:text-box>
        </draw:frame>
        <officeooo:annotation svg:x="0cm" svg:y="0cm">
          <dc:date>2014-05-12T01:50:53</dc:date>
          <text:p>Insert N means insert New cell</text:p>
        </officeooo:annota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0T17:41:33.755453524</meta:creation-date>
    <dc:date>2014-05-12T01:50:56.156941002</dc:date>
    <meta:editing-duration>PT27M43S</meta:editing-duration>
    <meta:editing-cycles>13</meta:editing-cycles>
    <meta:generator>LibreOffice/4.2.3.3$Linux_X86_64 LibreOffice_project/420$Build-3</meta:generator>
    <meta:document-statistic meta:object-count="39"/>
  </office:meta>
</office:document-meta>
</file>